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Table_20_Contents">
      <style:paragraph-properties style:snap-to-layout-grid="false"/>
    </style:style>
    <style:style style:name="P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 style:family="paragraph" style:parent-style-name="Command">
      <style:paragraph-properties fo:margin-left="0.5in" fo:margin-right="0.5in" fo:text-indent="0in" style:auto-text-indent="false"/>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text-properties fo:language="en" fo:country="US" style:language-asian="zh" style:country-asian="CN" style:language-complex="hi" style:country-complex="IN"/>
    </style:style>
    <style:style style:name="P8" style:family="paragraph" style:parent-style-name="Text_20_body">
      <style:text-properties fo:color="#ff0000"/>
    </style:style>
    <style:style style:name="P9" style:family="paragraph" style:parent-style-name="Standard">
      <style:paragraph-properties fo:line-height="0.139in"/>
    </style:style>
    <style:style style:name="P10" style:family="paragraph" style:parent-style-name="List_20_1" style:list-style-name="WW8Num21"/>
    <style:style style:name="P11" style:family="paragraph" style:parent-style-name="List_20_1" style:list-style-name="L1">
      <style:text-properties fo:font-weight="bold" style:font-weight-asian="bold" style:font-weight-complex="bold"/>
    </style:style>
    <style:style style:name="P12" style:family="paragraph" style:parent-style-name="List_20_1" style:list-style-name="L2">
      <style:text-properties fo:font-weight="bold" style:font-weight-asian="bold" style:font-weight-complex="bold"/>
    </style:style>
    <style:style style:name="P13" style:family="paragraph" style:parent-style-name="List_20_1" style:list-style-name="L3">
      <style:text-properties fo:font-weight="bold" style:font-weight-asian="bold" style:font-weight-complex="bold"/>
    </style:style>
    <style:style style:name="P14" style:family="paragraph" style:parent-style-name="List_20_1" style:list-style-name="L4">
      <style:text-properties fo:font-weight="bold" style:font-weight-asian="bold" style:font-weight-complex="bold"/>
    </style:style>
    <style:style style:name="P15" style:family="paragraph" style:parent-style-name="List_20_1" style:list-style-name="L5">
      <style:text-properties fo:font-weight="bold" style:font-weight-asian="bold" style:font-weight-complex="bold"/>
    </style:style>
    <style:style style:name="P16" style:family="paragraph" style:parent-style-name="List_20_1" style:list-style-name="L6">
      <style:text-properties fo:font-weight="bold" style:font-weight-asian="bold" style:font-weight-complex="bold"/>
    </style:style>
    <style:style style:name="P17" style:family="paragraph" style:parent-style-name="List_20_1" style:list-style-name="L7">
      <style:text-properties fo:font-weight="bold" style:font-weight-asian="bold" style:font-weight-complex="bold"/>
    </style:style>
    <style:style style:name="P18" style:family="paragraph" style:parent-style-name="List_20_1" style:list-style-name="L8">
      <style:text-properties fo:font-weight="bold" style:font-weight-asian="bold" style:font-weight-complex="bold"/>
    </style:style>
    <style:style style:name="P19" style:family="paragraph" style:parent-style-name="List_20_1" style:list-style-name="L9">
      <style:text-properties fo:font-weight="bold" style:font-weight-asian="bold" style:font-weight-complex="bold"/>
    </style:style>
    <style:style style:name="P20" style:family="paragraph" style:parent-style-name="List_20_1" style:list-style-name="L11">
      <style:text-properties fo:font-weight="bold" style:font-weight-asian="bold" style:font-weight-complex="bold"/>
    </style:style>
    <style:style style:name="P21" style:family="paragraph" style:parent-style-name="List_20_1" style:list-style-name="L10">
      <style:text-properties fo:font-weight="bold" style:font-weight-asian="bold" style:font-weight-complex="bold"/>
    </style:style>
    <style:style style:name="P22" style:family="paragraph" style:parent-style-name="List_20_1" style:list-style-name="L5"/>
    <style:style style:name="P23" style:family="paragraph" style:parent-style-name="List_20_1" style:list-style-name="L3">
      <style:text-properties fo:font-style="italic" fo:font-weight="bold" style:font-style-asian="italic" style:font-weight-asian="bold" style:font-style-complex="italic" style:font-weight-complex="bold"/>
    </style:style>
    <style:style style:name="P24" style:family="paragraph" style:parent-style-name="List_20_1" style:list-style-name="L8">
      <style:text-properties fo:font-style="italic" fo:font-weight="bold" style:font-style-asian="italic" style:font-weight-asian="bold" style:font-style-complex="italic" style:font-weight-complex="bold"/>
    </style:style>
    <style:style style:name="P25" style:family="paragraph" style:parent-style-name="List_20_1" style:list-style-name="L9">
      <style:text-properties fo:font-style="italic" fo:font-weight="bold" style:font-style-asian="italic" style:font-weight-asian="bold" style:font-style-complex="italic" style:font-weight-complex="bold"/>
    </style:style>
    <style:style style:name="P26" style:family="paragraph" style:parent-style-name="List_20_1" style:list-style-name="L9"/>
    <style:style style:name="P27" style:family="paragraph" style:parent-style-name="List_20_1" style:list-style-name="L11">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28" style:family="paragraph" style:parent-style-name="Text_20_body" style:list-style-name="WW8Num8"/>
    <style:style style:name="P29" style:family="paragraph" style:parent-style-name="Text_20_body">
      <style:text-properties fo:color="#ff0000"/>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color="#000000"/>
    </style:style>
    <style:style style:name="P33" style:family="paragraph" style:parent-style-name="Text_20_body">
      <style:text-properties fo:color="#000000" fo:language="en" fo:country="US" style:language-asian="zh" style:country-asian="CN" style:language-complex="hi" style:country-complex="IN"/>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font-size="18pt" style:font-size-asian="18pt" style:font-size-complex="18pt"/>
    </style:style>
    <style:style style:name="P37" style:family="paragraph" style:parent-style-name="Heading_20_1">
      <style:paragraph-properties fo:break-before="page"/>
      <style:text-properties fo:color="#ff0000" fo:font-size="18pt" style:font-size-asian="18pt" style:font-size-complex="18pt"/>
    </style:style>
    <style:style style:name="P38" style:family="paragraph" style:parent-style-name="Heading_20_2">
      <style:text-properties style:font-name="Arial"/>
    </style:style>
    <style:style style:name="P39" style:family="paragraph" style:parent-style-name="Heading_20_2">
      <style:text-properties style:font-name="Arial" fo:font-weight="bold" style:font-weight-asian="bold" style:font-weight-complex="normal"/>
    </style:style>
    <style:style style:name="P40" style:family="paragraph" style:parent-style-name="Heading_20_2">
      <style:text-properties fo:color="#ff0000"/>
    </style:style>
    <style:style style:name="P41" style:family="paragraph" style:parent-style-name="Heading_20_2">
      <style:paragraph-properties fo:break-before="auto" fo:break-after="auto"/>
    </style:style>
    <style:style style:name="P42" style:family="paragraph" style:parent-style-name="Heading_20_3">
      <style:text-properties fo:language="en" fo:country="US" style:language-asian="zh" style:country-asian="CN" style:language-complex="hi" style:country-complex="IN"/>
    </style:style>
    <style:style style:name="P43" style:family="paragraph" style:parent-style-name="Heading_20_3">
      <style:paragraph-properties fo:break-before="auto" fo:break-after="auto"/>
    </style:style>
    <style:style style:name="P44" style:family="paragraph" style:parent-style-name="Contents_20_Heading" style:master-page-name="Standard">
      <style:paragraph-properties style:page-number="auto" fo:break-before="auto" fo:break-after="auto"/>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Input_2f_Output">
      <style:text-properties fo:font-weight="normal" style:font-weight-asian="normal" style:font-weight-complex="normal"/>
    </style:style>
    <style:style style:name="P48"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9"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0"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51"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52" style:family="paragraph" style:parent-style-name="Input_2f_Output">
      <style:text-properties fo:color="#ff0000"/>
    </style:style>
    <style:style style:name="P53"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54" style:family="paragraph" style:parent-style-name="Input_2f_Output">
      <style:paragraph-properties fo:text-align="center" style:justify-single-word="false"/>
      <style:text-properties fo:color="#ff0000"/>
    </style:style>
    <style:style style:name="P55"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56" style:family="paragraph" style:parent-style-name="Input_2f_Output">
      <style:paragraph-properties>
        <style:tab-stops>
          <style:tab-stop style:position="1.1382in"/>
          <style:tab-stop style:position="2in"/>
        </style:tab-stops>
      </style:paragraph-properties>
    </style:style>
    <style:style style:name="P57" style:family="paragraph" style:parent-style-name="Command">
      <style:text-properties style:font-name="Courier New"/>
    </style:style>
    <style:style style:name="P58" style:family="paragraph" style:parent-style-name="Command">
      <style:text-properties fo:color="#ff0000"/>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style:font-name="Courier New"/>
    </style:style>
    <style:style style:name="T5"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language="en" fo:country="US" fo:font-weight="bold" style:language-asian="zh" style:country-asian="CN" style:font-weight-asian="bold" style:language-complex="hi" style:country-complex="IN" style:font-weight-complex="bold"/>
    </style:style>
    <style:style style:name="T12" style:family="text">
      <style:text-properties fo:language="en" fo:country="US" style:language-asian="zh" style:country-asian="CN" style:language-complex="hi" style:country-complex="IN"/>
    </style:style>
    <style:style style:name="T13" style:family="text">
      <style:text-properties fo:language="en" fo:country="US" fo:font-weight="normal" style:language-asian="zh" style:country-asian="CN" style:font-weight-asian="normal" style:language-complex="hi" style:country-complex="IN" style:font-weight-complex="normal"/>
    </style:style>
    <style:style style:name="T14"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5" style:family="text">
      <style:text-properties fo:color="#ff0000"/>
    </style:style>
    <style:style style:name="T16" style:family="text">
      <style:text-properties fo:color="#ff0000" fo:language="en" fo:country="US" fo:font-weight="normal" style:language-asian="zh" style:country-asian="CN" style:font-weight-asian="normal" style:language-complex="hi" style:country-complex="IN" style:font-weight-complex="normal"/>
    </style:style>
    <style:style style:name="T17" style:family="text">
      <style:text-properties fo:color="#ff0000" fo:language="en" fo:country="US" style:language-asian="zh" style:country-asian="CN" style:language-complex="hi" style:country-complex="IN"/>
    </style:style>
    <style:style style:name="T18" style:family="text">
      <style:text-properties fo:color="#ff0000" fo:font-weight="normal" style:font-weight-asian="normal" style:font-weight-complex="normal"/>
    </style:style>
    <style:style style:name="T19" style:family="text">
      <style:text-properties fo:color="#ff0000" fo:font-weight="bold" style:font-weight-asian="bold" style:font-weight-complex="bold"/>
    </style:style>
    <style:style style:name="T20" style:family="text">
      <style:text-properties style:font-name="Courier New2"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ize="9pt" style:font-size-asian="9pt" style:font-size-complex="9pt"/>
    </style:style>
    <style:style style:name="T25"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4">Table of Contents</text:p>
            </text:index-title>
            <text:p text:style-name="P45">Introduction<text:tab/>4</text:p>
            <text:p text:style-name="P34">Purpose of this manual<text:tab/>4</text:p>
            <text:p text:style-name="P34">Conventions Used<text:tab/>4</text:p>
            <text:p text:style-name="P46">Example Commands<text:tab/>4</text:p>
            <text:p text:style-name="P46">Program Input/Output<text:tab/>4</text:p>
            <text:p text:style-name="P34">Common Parameters<text:tab/>4</text:p>
            <text:p text:style-name="P46">Integer<text:tab/>5</text:p>
            <text:p text:style-name="P46">Float<text:tab/>5</text:p>
            <text:p text:style-name="P46">Yes/No<text:tab/>5</text:p>
            <text:p text:style-name="P46">Filename<text:tab/>5</text:p>
            <text:p text:style-name="P46">Label<text:tab/>5</text:p>
            <text:p text:style-name="P46">Description<text:tab/>5</text:p>
            <text:p text:style-name="P45">Installing Biofilter<text:tab/>6</text:p>
            <text:p text:style-name="P34">Prerequisites<text:tab/>6</text:p>
            <text:p text:style-name="P34">Unpacking<text:tab/>6</text:p>
            <text:p text:style-name="P34">Configuration<text:tab/>6</text:p>
            <text:p text:style-name="P34">Compilation<text:tab/>7</text:p>
            <text:p text:style-name="P46">LOKI Setup<text:tab/>7</text:p>
            <text:p text:style-name="P46">Compiling Biofilter<text:tab/>8</text:p>
            <text:p text:style-name="P34">Installation<text:tab/>8</text:p>
            <text:p text:style-name="P34">Rebuilding the Database<text:tab/>8</text:p>
            <text:p text:style-name="P45">Using the Biofilter Application<text:tab/>9</text:p>
            <text:p text:style-name="P34">Command-Line Options<text:tab/>9</text:p>
            <text:p text:style-name="P46">--sample-config (-S)<text:tab/>9</text:p>
            <text:p text:style-name="P46">--DB &lt;filename&gt;<text:tab/>9</text:p>
            <text:p text:style-name="P46">--marker-info<text:tab/>9</text:p>
            <text:p text:style-name="P46">--binary (-b) &lt;Yes/No&gt;<text:tab/>9</text:p>
            <text:p text:style-name="P46">--list-populations (-P)<text:tab/>10</text:p>
            <text:p text:style-name="P46">--detailed (-D)<text:tab/>10</text:p>
            <text:p text:style-name="P46">--map-snps-to-gene &lt;filename&gt;<text:tab/>10</text:p>
            <text:p text:style-name="P46">--report-gene-coverage<text:tab/>10</text:p>
            <text:p text:style-name="P46">--cov-rs &lt;filename&gt;<text:tab/>10</text:p>
            <text:p text:style-name="P46">--cov-map &lt;filename&gt;<text:tab/>10</text:p>
            <text:p text:style-name="P46">--add-group (-d) &lt;filename&gt;<text:tab/>10</text:p>
            <text:p text:style-name="P46">--gene-file (-g) &lt;filename|ALL&gt;<text:tab/>11</text:p>
            <text:p text:style-name="P46">--list-genes<text:tab/>11</text:p>
            <text:p text:style-name="P46">--snp-report<text:tab/>11</text:p>
            <text:p text:style-name="P46">--map-snps-to-gene<text:tab/>11</text:p>
            <text:p text:style-name="P46">--groups (-G) &lt;label|ALL&gt;<text:tab/>11</text:p>
            <text:p text:style-name="P46">--genes &lt;label|ALL&gt; &lt;label|ALL&gt;<text:tab/>11</text:p>
            <text:p text:style-name="P46">--build (-B) &lt;label&gt;<text:tab/>12</text:p>
            <text:p text:style-name="P46">--PREFIX &lt;label&gt;<text:tab/>12</text:p>
            <text:p text:style-name="P46">--snps (-s) &lt;filename&gt;<text:tab/>12</text:p>
            <text:p text:style-name="P46">--set-population (-p) &lt;label&gt;<text:tab/>12</text:p>
            <text:p text:style-name="P46">--gene-boundary &lt;integer&gt;<text:tab/>12</text:p>
            <text:p text:style-name="P46">--variants (-v) &lt;filename&gt;<text:tab/>12</text:p>
            <text:p text:style-name="P46"><text:soft-page-break/>--ldspline<text:tab/>13</text:p>
            <text:p text:style-name="P46">--write-models (-W) &lt;float&gt; &lt;integer&gt;<text:tab/>13</text:p>
            <text:p text:style-name="P46">--export-snp-models (-X) &lt;float&gt; &lt;integer&gt;<text:tab/>13</text:p>
            <text:p text:style-name="P34">Configuration Parameters<text:tab/>13</text:p>
            <text:p text:style-name="P46">SETTINGS_DB<text:tab/>13</text:p>
            <text:p text:style-name="P46">MAX_GENE_COUNT<text:tab/>13</text:p>
            <text:p text:style-name="P46">RS_SOURCE<text:tab/>14</text:p>
            <text:p text:style-name="P46">MAP_SOURCE<text:tab/>14</text:p>
            <text:p text:style-name="P46">ADD_GROUP<text:tab/>14</text:p>
            <text:p text:style-name="P46">INCLUDE_GROUPS<text:tab/>14</text:p>
            <text:p text:style-name="P46">INCLUDE_GROUP_FILE<text:tab/>15</text:p>
            <text:p text:style-name="P46">INCLUDE_GROUP_NAMES<text:tab/>15</text:p>
            <text:p text:style-name="P46">INCLUDE_GROUP_NAME_FILE<text:tab/>15</text:p>
            <text:p text:style-name="P46">POPULATION<text:tab/>15</text:p>
            <text:p text:style-name="P46">GENE_BOUNDARY_EXTENSION<text:tab/>15</text:p>
            <text:p text:style-name="P46">REPORT_PREFIX<text:tab/>16</text:p>
            <text:p text:style-name="P46">IMPLICATION_IDX_DUPLICATE_WEIGHT<text:tab/>16</text:p>
            <text:p text:style-name="P46">BINARY_MODEL_ARCHIVE<text:tab/>16</text:p>
            <text:p text:style-name="P46">DISEASE_DEPENDENT_LEVEL<text:tab/>16</text:p>
            <text:p text:style-name="P46">GENOMIC_BUILD<text:tab/>16</text:p>
            <text:p text:style-name="P46">DETAILED_REPORTS<text:tab/>17</text:p>
            <text:p text:style-name="P46">MARKER_INFO_REPORT<text:tab/>17</text:p>
            <text:p text:style-name="P46">SNP_REPORT<text:tab/>17</text:p>
            <text:p text:style-name="P46">SNP_GENE_MAP<text:tab/>17</text:p>
            <text:p text:style-name="P46">GENE_COVERAGE<text:tab/>17</text:p>
            <text:p text:style-name="P46">GENE_REPORT<text:tab/>18</text:p>
            <text:p text:style-name="P46">COVERAGE_RS<text:tab/>18</text:p>
            <text:p text:style-name="P46">COVERAGE_MAP<text:tab/>18</text:p>
            <text:p text:style-name="P46">MINIMUM_IMPLICATION_INDEX<text:tab/>18</text:p>
            <text:p text:style-name="P46">MAX_SNP_MODEL_COUNT<text:tab/>18</text:p>
            <text:p text:style-name="P46">EXPORT_SNP_MODELS<text:tab/>19</text:p>
            <text:p text:style-name="P46">EXPORT_GENE_MODELS<text:tab/>19</text:p>
            <text:p text:style-name="P45">Input File Formats<text:tab/>20</text:p>
            <text:p text:style-name="P34">Gene Aliases<text:tab/>20</text:p>
            <text:p text:style-name="P34">SNP List<text:tab/>20</text:p>
            <text:p text:style-name="P34">Variant List<text:tab/>20</text:p>
            <text:p text:style-name="P34">Custom Groups<text:tab/>21</text:p>
            <text:p text:style-name="P46">Group Definition<text:tab/>21</text:p>
            <text:p text:style-name="P46">Group File Format<text:tab/>21</text:p>
            <text:p text:style-name="P46">Examples<text:tab/>22</text:p>
            <text:p text:style-name="P45">Model Production<text:tab/>24</text:p>
            <text:p text:style-name="P34">Overview<text:tab/>24</text:p>
            <text:p text:style-name="P45">Output Files<text:tab/>25</text:p>
            <text:p text:style-name="P34">Marker Info Report<text:tab/>25</text:p>
            <text:p text:style-name="P34">Region Details Report<text:tab/>25</text:p>
            <text:p text:style-name="P34">SNP Report<text:tab/>26</text:p>
            <text:p text:style-name="P34">SNP/Gene Relationship Report<text:tab/>27</text:p>
            <text:p text:style-name="P34">Gene/Gene Models<text:tab/>27</text:p>
            <text:p text:style-name="P34">Gene Definition<text:tab/>28</text:p>
            <text:p text:style-name="P34"><text:soft-page-break/>SNP/SNP Models<text:tab/>29</text:p>
            <text:p text:style-name="P34">Gene Coverage Report<text:tab/>29</text:p>
            <text:p text:style-name="P34">Missing SNPs<text:tab/>30</text:p>
            <text:p text:style-name="P34">Group List<text:tab/>30</text:p>
            <text:p text:style-name="P34">Gene List<text:tab/>30</text:p>
            <text:p text:style-name="P34">Binary Files<text:tab/>31</text:p>
            <text:p text:style-name="P45">Reports<text:tab/>33</text:p>
            <text:p text:style-name="P34">Model Summary Report<text:tab/>33</text:p>
            <text:p text:style-name="P34">Associations List<text:tab/>33</text:p>
            <text:p text:style-name="P34">Disease Dependent Contents Report<text:tab/>34</text:p>
            <text:p text:style-name="P34">SNP Cleanup Report<text:tab/>34</text:p>
          </text:index-body>
        </text:table-of-content>
        <text:p text:style-name="Standard"/>
        <text:h text:style-name="P35"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41"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41"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43"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4">Courier New</text:span></text:span><text:span text:style-name="Absatz-Standardschriftart"><text:span text:style-name="T6">. <text:s/>The commands are prefixed with the prompt, which should not be typed by the user. <text:s/>A prompt of </text:span></text:span><text:span text:style-name="Absatz-Standardschriftart"><text:span text:style-name="T4">$</text:span></text:span><text:span text:style-name="Absatz-Standardschriftart"><text:span text:style-name="T6"> indicates a command to be run with normal user privileges, and a prompt of </text:span></text:span><text:span text:style-name="Absatz-Standardschriftart"><text:span text:style-name="T4">#</text:span></text:span><text:span text:style-name="Absatz-Standardschriftart"><text:span text:style-name="T6">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4">Example Program Output.</text:span></text:span></text:p>
        <text:p text:style-name="Input_2f_Output"><text:span text:style-name="Absatz-Standardschriftart"><text:span text:style-name="T4">Column1<text:tab/><text:tab/><text:tab/>Column2<text:tab/>Column3</text:span></text:span></text:p>
        <text:p text:style-name="Input_2f_Output"><text:span text:style-name="Absatz-Standardschriftart"><text:span text:style-name="T4">really_long_data<text:tab/>short<text:tab/>more_data</text:span></text:span></text:p>
        <text:p text:style-name="Input_2f_Output"><text:span text:style-name="Absatz-Standardschriftart"><text:span text:style-name="T4"/></text:span></text:p>
        <text:p text:style-name="P1"><text:span text:style-name="Absatz-Standardschriftart"><text:span text:style-name="T4">(truncated)</text:span></text:span></text:p>
        <text:p text:style-name="Text_20_body"><text:span text:style-name="Absatz-Standardschriftart"><text:span text:style-name="T9">Additionally, lines may be suppressed in some very long files, as shown above by the </text:span></text:span><text:span text:style-name="Absatz-Standardschriftart"><text:span text:style-name="T20">(truncated)</text:span></text:span><text:span text:style-name="Absatz-Standardschriftart"><text:span text:style-name="T8">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 and just refer to them as if they were a typ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36"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331853650" text:style-name="WW8Num21">
          <text:list-item>
            <text:p text:style-name="P10">A modern C++ compiler</text:p>
          </text:list-item>
          <text:list-item>
            <text:p text:style-name="P10">Boost Libraries for C++, version 1.46 or later</text:p>
          </text:list-item>
          <text:list-item>
            <text:p text:style-name="P10">SQLite, version 3.5.4 or later</text:p>
          </text:list-item>
          <text:list-item>
            <text:p text:style-name="P10">SOCI, with SQLite support compiled</text:p>
          </text:list-item>
          <text:list-item>
            <text:p text:style-name="P10">MySQL client libraries, version 5.1 or later (LOKI only)</text:p>
          </text:list-item>
          <text:list-item>
            <text:p text:style-name="P10">Python, version 2.6 or later (LOKI only)</text:p>
            <text:list>
              <text:list-item>
                <text:p text:style-name="P10">suds for Python, version 0.4 or later</text:p>
              </text:list-item>
              <text:list-item>
                <text:p text:style-name="P10">MySQLdb for Python</text:p>
              </text:list-item>
              <text:list-item>
                <text:p text:style-name="P10">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4">biofilter-1.1.0</text:span><text:span text:style-name="T6">. <text:s/>For all of the following commands, we assume that you are in this directory.</text:span></text:p>
        <text:p text:style-name="P4">$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57">$ ./configure</text:p>
        <text:p text:style-name="P5">The configure script can also take a number of helpful options, some of which are detailed below:</text:p>
        <text:list xml:id="list83382514" text:style-name="WW8Num8">
          <text:list-item>
            <text:p text:style-name="P28"><text:soft-page-break/><text:span text:style-name="T7">--help<text:line-break/></text:span><text:span text:style-name="T8">This option will list all of the available options that can be passed to the configure script. <text:s/>If the option that you need is not listed below, it will likely be listed by this command.</text:span></text:p>
          </text:list-item>
          <text:list-item>
            <text:p text:style-name="P28"><text:span text:style-name="T7">--prefix=[path]<text:line-break/></text:span><text:span text:style-name="T8">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8"><text:span text:style-name="T7">--disable-loki</text:span><text:span text:style-name="T8"><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8"><text:span text:style-name="T7">--enable-debug</text:span><text:span text:style-name="T8"><text:line-break/>For the advanced users, this option will turn off all optimization and turn on debugging symbols, which can be helpful in diagnosing a problem with the Biofilter software.</text:span></text:p>
          </text:list-item>
        </text:list>
        <text:h text:style-name="P39" text:outline-level="2">Compilation</text:h>
        <text:h text:style-name="Heading_20_3" text:outline-level="3">LOKI Setup</text:h>
        <text:p text:style-name="Text_20_body">Due to the size of the LOKI database, it is not distributed along with the Biofilter code, but we provide the means for a user to build the LOKI database by downloading the data directly from the sources. <text:s/>The LOKI database must be compiled before installation described further below.</text:p>
        <text:p text:style-name="Text_20_body">In order to build the LOKI databse, the user must have complete access to a MySQL database, with permissions including the ability to drop and create tables. <text:s/>Note that you do not need the ability to create databases, but the installer will not create the MySQL database during compilation, so it must exist before actually compiling biofilter.</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3">Parameter</text:p>
            </table:table-cell>
            <table:table-cell table:style-name="Table1.B1" office:value-type="string">
              <text:p text:style-name="P3">Value</text:p>
            </table:table-cell>
          </table:table-row>
          <table:table-row table:style-name="Table1.1">
            <table:table-cell table:style-name="Table1.A2" office:value-type="string">
              <text:p text:style-name="P2">hostname</text:p>
            </table:table-cell>
            <table:table-cell table:style-name="Table1.B2" office:value-type="string">
              <text:p text:style-name="P2">localhost</text:p>
            </table:table-cell>
          </table:table-row>
          <table:table-row table:style-name="Table1.1">
            <table:table-cell table:style-name="Table1.A2" office:value-type="string">
              <text:p text:style-name="P2">username</text:p>
            </table:table-cell>
            <table:table-cell table:style-name="Table1.B2" office:value-type="string">
              <text:p text:style-name="P2">root</text:p>
            </table:table-cell>
          </table:table-row>
          <table:table-row table:style-name="Table1.1">
            <table:table-cell table:style-name="Table1.A2" office:value-type="string">
              <text:p text:style-name="P2">password</text:p>
            </table:table-cell>
            <table:table-cell table:style-name="Table1.B2" office:value-type="string">
              <text:p text:style-name="P2"/>
            </table:table-cell>
          </table:table-row>
          <table:table-row table:style-name="Table1.1">
            <table:table-cell table:style-name="Table1.A2" office:value-type="string">
              <text:p text:style-name="P2">database</text:p>
            </table:table-cell>
            <table:table-cell table:style-name="Table1.B2" office:value-type="string">
              <text:p text:style-name="P2">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6">Compilation of Biofilter is the simple part of the process, but the most time consuming. <text:s/>During this stage, the program is built and the LOKI database is generated, if desired. <text:s/>The command is:</text:p>
        <text:p text:style-name="Command">$ make</text:p>
        <text:h text:style-name="P38" text:outline-level="2">Installation</text:h>
        <text:p text:style-name="P5">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5">If you only want to install Biofilter, you can type:</text:p>
        <text:p text:style-name="Command"># make install-exec</text:p>
        <text:p text:style-name="P5">And if you only want to install the LOKI database, you can type:</text:p>
        <text:p text:style-name="Command"># make install-data</text:p>
        <text:p text:style-name="Text_20_body">During the installation of LOKI, the database is copied to the destination directory, and it is named “<text:span text:style-name="T4">yyyy.mm.dd.knowledge.bio</text:span><text:span text:style-name="T6">”, where “</text:span><text:span text:style-name="T4">yyyy.mm.dd</text:span><text:span text:style-name="T6">” is the date of creation of the knowledge database. <text:s/>However, for ease of use, the installer will also create a shortcut called simply “</text:span><text:span text:style-name="T4">knowledge.bio</text:span><text:span text:style-name="T6">”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4">$ make clean</text:span></text:p>
        <text:p text:style-name="Standard">From this point, the user can re-run the compilation and installation steps to regenerate and reinstall the LOKI database. <text:s/>Note that the old LOKI database will <text:span text:style-name="T10">NOT</text:span><text:span text:style-name="T9"> be deleted from the installation directory, but the shortcut will be updated to the most recent database.</text:span></text:p>
        <text:h text:style-name="P35"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4">[OPTIONS]</text:span><text:span text:style-name="T6"> are command-line options, which are described below, and the </text:span><text:span text:style-name="T4">config-file</text:span><text:span text:style-name="T6">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42"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2">Syntax: </text:span></text:span><text:span text:style-name="Absatz-Standardschriftart"><text:span text:style-name="T11">SETTINGS_DB filename</text:span></text:span></text:p>
        <text:p text:style-name="Input_2f_Output"><text:span text:style-name="Absatz-Standardschriftart"><text:span text:style-name="T12">SETTINGS_DB knowledge.bio</text:span></text:span></text:p>
        <text:p text:style-name="Text_20_body"><text:span text:style-name="Absatz-Standardschriftart"><text:span text:style-name="T12">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2">MAX_GENE_COUNT</text:span></text:span></text:h>
        <text:p text:style-name="Text_20_body"><text:span text:style-name="Absatz-Standardschriftart"><text:span text:style-name="T12">Syntax: </text:span></text:span><text:span text:style-name="Absatz-Standardschriftart"><text:span text:style-name="T11">MAX_GENE_COUNT integer</text:span></text:span></text:p>
        <text:p text:style-name="Input_2f_Output"><text:span text:style-name="Absatz-Standardschriftart"><text:span text:style-name="T13">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3">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2">RS_SOURCE</text:span></text:span><text:bookmark-end text:name="__RefHeading__225_1106887530"/></text:h>
        <text:p text:style-name="Text_20_body"><text:span text:style-name="Absatz-Standardschriftart"><text:span text:style-name="T12">Syntax: </text:span></text:span><text:span text:style-name="Absatz-Standardschriftart"><text:span text:style-name="T11">RS_SOURCE filename</text:span></text:span></text:p>
        <text:p text:style-name="Input_2f_Output"><text:span text:style-name="Absatz-Standardschriftart"><text:span text:style-name="T13">RS_SOURCE Illumina-660Quad.txt</text:span></text:span></text:p>
        <text:p text:style-name="Text_20_body"><text:span text:style-name="Absatz-Standardschriftart"><text:span text:style-name="T13">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oft-page-break/><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2">MAP_SOURCE</text:span></text:span><text:bookmark-end text:name="__RefHeading__229_1106887530"/></text:h>
        <text:p text:style-name="Text_20_body"><text:span text:style-name="Absatz-Standardschriftart"><text:span text:style-name="T12">Syntax: </text:span></text:span><text:span text:style-name="Absatz-Standardschriftart"><text:span text:style-name="T11">MAP_SOURCE filename</text:span></text:span></text:p>
        <text:p text:style-name="Input_2f_Output"><text:span text:style-name="Absatz-Standardschriftart"><text:span text:style-name="T13">MAP_SOURCE variants.txt</text:span></text:span></text:p>
        <text:p text:style-name="Text_20_body"><text:span text:style-name="Absatz-Standardschriftart"><text:span text:style-name="T13">This option is similar to the </text:span></text:span><text:span text:style-name="Absatz-Standardschriftart"><text:span text:style-name="T13"><text:bookmark-ref text:reference-format="text" text:ref-name="__RefHeading__225_1106887530">RS_SOURCE</text:bookmark-ref></text:span></text:span><text:span text:style-name="Absatz-Standardschriftart"><text:span text:style-name="T13">, except that it allows the user to include variants that may not have actual RS numbers. <text:s/>The format of this file must be plink 4-column format.</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2">ADD_GROUP</text:span></text:span><text:bookmark-end text:name="__RefHeading__58_1106887530"/></text:h>
        <text:p text:style-name="Text_20_body"><text:span text:style-name="Absatz-Standardschriftart"><text:span text:style-name="T12">Syntax: </text:span></text:span><text:span text:style-name="Absatz-Standardschriftart"><text:span text:style-name="T11">ADD_GROUP filename</text:span></text:span></text:p>
        <text:p text:style-name="Input_2f_Output"><text:span text:style-name="Absatz-Standardschriftart"><text:span text:style-name="T13">ADD_GROUP new_group.txt</text:span></text:span></text:p>
        <text:p text:style-name="Text_20_body"><text:span text:style-name="Absatz-Standardschriftart"><text:span text:style-name="T13">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2">INCLUDE_GROUPS</text:span></text:span><text:bookmark-end text:name="__RefHeading__1125_1106887530"/></text:h>
        <text:p text:style-name="Text_20_body"><text:span text:style-name="Absatz-Standardschriftart"><text:span text:style-name="T13">Syntax: </text:span></text:span><text:span text:style-name="Absatz-Standardschriftart"><text:span text:style-name="T11">INCLUDE_GROUPS integer [integer] [...]</text:span></text:span></text:p>
        <text:p text:style-name="Input_2f_Output"><text:span text:style-name="Absatz-Standardschriftart"><text:span text:style-name="T13">INCLUDE_GROUPS 1 1453</text:span></text:span></text:p>
        <text:p text:style-name="Text_20_body"><text:span text:style-name="Absatz-Standardschriftart"><text:span text:style-name="T13">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3">This option is especially helpful in limiting Biofilter to a specific list of databases. <text:s/>These IDs can be found in the </text:span></text:span><text:span text:style-name="Absatz-Standardschriftart"><text:span text:style-name="T13"><text:bookmark-ref text:reference-format="text" text:ref-name="__RefHeading__2600_1106887530">Gene Definition</text:bookmark-ref></text:span></text:span><text:span text:style-name="Absatz-Standardschriftart"><text:span text:style-name="T13"> report</text:span></text:span><text:span text:style-name="Absatz-Standardschriftart"><text:span text:style-name="T16"> </text:span></text:span><text:span text:style-name="Absatz-Standardschriftart"><text:span text:style-name="T3">under the “Groups” colum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2">INCLUDE_GROUP_FILE</text:span></text:span></text:h>
        <text:p text:style-name="Text_20_body"><text:span text:style-name="Absatz-Standardschriftart"><text:span text:style-name="T12">Syntax: </text:span></text:span><text:span text:style-name="Absatz-Standardschriftart"><text:span text:style-name="T11">INCLUDE_GROUP_FILE filename</text:span></text:span></text:p>
        <text:p text:style-name="Input_2f_Output"><text:span text:style-name="Absatz-Standardschriftart"><text:span text:style-name="T13">INCLUDE_GROUP_FILE group_ids.txt</text:span></text:span></text:p>
        <text:p text:style-name="Text_20_body"><text:span text:style-name="Absatz-Standardschriftart"><text:span text:style-name="T13">This option is provided as a convenient alternative to the </text:span></text:span><text:span text:style-name="Absatz-Standardschriftart"><text:span text:style-name="T13"><text:bookmark-ref text:reference-format="text" text:ref-name="__RefHeading__1125_1106887530">INCLUDE_GROUPS</text:bookmark-ref></text:span></text:span><text:span text:style-name="Absatz-Standardschriftart"><text:span text:style-name="T13">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2">INCLUDE_GROUP_NAMES</text:span></text:span><text:bookmark-end text:name="__RefHeading__1253_1106887530"/></text:h>
        <text:p text:style-name="Text_20_body"><text:span text:style-name="Absatz-Standardschriftart"><text:span text:style-name="T12">Syntax: </text:span></text:span><text:span text:style-name="Absatz-Standardschriftart"><text:span text:style-name="T11">INCLUDE_GROUP_NAMES label [label] [...]</text:span></text:span></text:p>
        <text:p text:style-name="Input_2f_Output"><text:soft-page-break/><text:span text:style-name="Absatz-Standardschriftart"><text:span text:style-name="T13">INCLUDE_GROUPS </text:span></text:span><text:span text:style-name="Absatz-Standardschriftart"><text:span text:style-name="T5">GO:0003674 hsa00010 Pfam</text:span></text:span></text:p>
        <text:p text:style-name="Text_20_body"><text:span text:style-name="Absatz-Standardschriftart"><text:span text:style-name="T12">This option allows the user to limit the search to groups as in the </text:span></text:span><text:span text:style-name="Absatz-Standardschriftart"><text:span text:style-name="T12"><text:bookmark-ref text:reference-format="text" text:ref-name="__RefHeading__1125_1106887530">INCLUDE_GROUPS</text:bookmark-ref></text:span></text:span><text:span text:style-name="Absatz-Standardschriftart"><text:span text:style-name="T12">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2">INCLUDE_GROUP_NAME_FILE</text:span></text:span></text:h>
        <text:p text:style-name="Text_20_body"><text:span text:style-name="Absatz-Standardschriftart"><text:span text:style-name="T12">Syntax: </text:span></text:span><text:span text:style-name="Absatz-Standardschriftart"><text:span text:style-name="T11">INCLUDE_GROUP_NAME_FILE filename</text:span></text:span></text:p>
        <text:p text:style-name="Input_2f_Output"><text:span text:style-name="Absatz-Standardschriftart"><text:span text:style-name="T13">INCLUDE_GROUP_NAME_FILE group_names.txt</text:span></text:span></text:p>
        <text:p text:style-name="Text_20_body"><text:span text:style-name="Absatz-Standardschriftart"><text:span text:style-name="T13">Again, as above, this option is provided as an alternative to the </text:span></text:span><text:span text:style-name="Absatz-Standardschriftart"><text:span text:style-name="T13"><text:bookmark-ref text:reference-format="text" text:ref-name="__RefHeading__1253_1106887530">INCLUDE_GROUP_NAMES</text:bookmark-ref></text:span></text:span><text:span text:style-name="Absatz-Standardschriftart"><text:span text:style-name="T13">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2">POPULATION</text:span></text:span><text:bookmark-end text:name="__RefHeading__227_1106887530"/></text:h>
        <text:p text:style-name="Text_20_body"><text:span text:style-name="Absatz-Standardschriftart"><text:span text:style-name="T12">Syntax: </text:span></text:span><text:span text:style-name="Absatz-Standardschriftart"><text:span text:style-name="T11">POPULATION label</text:span></text:span></text:p>
        <text:p text:style-name="Input_2f_Output"><text:span text:style-name="Absatz-Standardschriftart"><text:span text:style-name="T13">POPULATION NO-LD</text:span></text:span></text:p>
        <text:p text:style-name="Text_20_body"><text:span text:style-name="Absatz-Standardschriftart"><text:span text:style-name="T13">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2">GENE_BOUNDARY_EXTENSION</text:span></text:span><text:bookmark-end text:name="__RefHeading__64_1106887530"/></text:h>
        <text:p text:style-name="Text_20_body"><text:span text:style-name="Absatz-Standardschriftart"><text:span text:style-name="T12">Syntax: </text:span></text:span><text:span text:style-name="Absatz-Standardschriftart"><text:span text:style-name="T11">GENE_BOUNDARY_EXTENSION integer</text:span></text:span></text:p>
        <text:p text:style-name="Input_2f_Output"><text:span text:style-name="Absatz-Standardschriftart"><text:span text:style-name="T13">GENE_BOUNDARY_EXTENSION 1000</text:span></text:span></text:p>
        <text:p text:style-name="Text_20_body"><text:span text:style-name="Absatz-Standardschriftart"><text:span text:style-name="T13">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2">REPORT_PREFIX</text:span></text:span><text:bookmark-end text:name="__RefHeading__62_1106887530"/></text:h>
        <text:p text:style-name="Text_20_body"><text:span text:style-name="Absatz-Standardschriftart"><text:span text:style-name="T12">Syntax: </text:span></text:span><text:span text:style-name="Absatz-Standardschriftart"><text:span text:style-name="T11">REPORT_BOUNDARY label</text:span></text:span></text:p>
        <text:p text:style-name="Input_2f_Output"><text:span text:style-name="Absatz-Standardschriftart"><text:span text:style-name="T13">REPORT_PREFIX myReport</text:span></text:span></text:p>
        <text:p text:style-name="Text_20_body"><text:span text:style-name="Absatz-Standardschriftart"><text:span text:style-name="T12">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2">IMPLICATION_IDX_DUPLICATE_WEIGHT</text:span></text:span></text:h>
        <text:p text:style-name="Text_20_body"><text:span text:style-name="Absatz-Standardschriftart"><text:span text:style-name="T12">Syntax: </text:span></text:span><text:span text:style-name="Absatz-Standardschriftart"><text:span text:style-name="T11">IMPLICATION_IDX_DUPLICATE_WIEGHT float</text:span></text:span></text:p>
        <text:p text:style-name="Input_2f_Output"><text:span text:style-name="Absatz-Standardschriftart"><text:span text:style-name="T13">IMPLICATION_IDX_DUPLICATE_WEIGHT 0.25</text:span></text:span></text:p>
        <text:p text:style-name="Text_20_body"><text:span text:style-name="Absatz-Standardschriftart"><text:span text:style-name="T17">Disease dependent (DD) and disease independent (DI) groupings contribute differently toward the implication index. For DD groupings, only those groupings which produce the gene-gene model are </text:span></text:span><text:soft-page-break/><text:span text:style-name="Absatz-Standardschriftart"><text:span text:style-name="T17">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2">BINARY_MODEL_ARCHIVE</text:span></text:span><text:bookmark-end text:name="__RefHeading__51_1106887530"/></text:h>
        <text:p text:style-name="Text_20_body"><text:span text:style-name="Absatz-Standardschriftart"><text:span text:style-name="T12">Syntax: </text:span></text:span><text:span text:style-name="Absatz-Standardschriftart"><text:span text:style-name="T11">BINARY_MODEL_ARCHIVE Yes/No</text:span></text:span></text:p>
        <text:p text:style-name="Input_2f_Output"><text:span text:style-name="Absatz-Standardschriftart"><text:span text:style-name="T13">BINARY_MODEL_ARCHIVE No</text:span></text:span></text:p>
        <text:p text:style-name="P32">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32">See also: <text:bookmark-ref text:reference-format="text" text:ref-name="__RefHeading__8600_607574221">Binary Files</text:bookmark-ref></text:p>
        <text:h text:style-name="Heading_20_3" text:outline-level="3"><text:span text:style-name="Absatz-Standardschriftart"><text:span text:style-name="T12">DISEASE_DEPENDENT_LEVEL</text:span></text:span></text:h>
        <text:p text:style-name="Text_20_body"><text:span text:style-name="Absatz-Standardschriftart"><text:span text:style-name="T12">Syntax: </text:span></text:span><text:span text:style-name="Absatz-Standardschriftart"><text:span text:style-name="T11">DISEASE_DEPENDENT_LEVEL <text:s text:c="2"/>ALL_MODELS/GROUP_LEVEL/DD_ONLY</text:span></text:span></text:p>
        <text:p text:style-name="Input_2f_Output"><text:span text:style-name="Absatz-Standardschriftart"><text:span text:style-name="T13">DISEASE_DEPENDENT_LEVEL ALL_MODELS</text:span></text:span></text:p>
        <text:p text:style-name="Text_20_body"><text:span text:style-name="Absatz-Standardschriftart"><text:span text:style-name="T16">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16">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2">GENOMIC_BUILD</text:span></text:span><text:bookmark-end text:name="__RefHeading__223_1106887530"/></text:h>
        <text:p text:style-name="Text_20_body"><text:span text:style-name="Absatz-Standardschriftart"><text:span text:style-name="T12">Syntax: </text:span></text:span><text:span text:style-name="Absatz-Standardschriftart"><text:span text:style-name="T11">GENOMIC_BUILD string</text:span></text:span></text:p>
        <text:p text:style-name="Input_2f_Output"><text:span text:style-name="Absatz-Standardschriftart"><text:span text:style-name="T13">GENOMIC_BUILD 37</text:span></text:span></text:p>
        <text:p text:style-name="Text_20_body"><text:span text:style-name="Absatz-Standardschriftart"><text:span text:style-name="T13">This setting tells Biofilter the build of the genome that the input data is based on. <text:s/>This is especially important for input that is based on position, as in the </text:span></text:span><text:span text:style-name="Absatz-Standardschriftart"><text:span text:style-name="T13"><text:bookmark-ref text:reference-format="text" text:ref-name="__RefHeading__229_1106887530">MAP_SOURCE</text:bookmark-ref></text:span></text:span><text:span text:style-name="Absatz-Standardschriftart"><text:span text:style-name="T13">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2">DETAILED_REPORTS</text:span></text:span><text:bookmark-end text:name="__RefHeading__106_1106887530"/></text:h>
        <text:p text:style-name="Text_20_body"><text:span text:style-name="Absatz-Standardschriftart"><text:span text:style-name="T12">Syntax: </text:span></text:span><text:span text:style-name="Absatz-Standardschriftart"><text:span text:style-name="T11">DETAILED_REPORTS Yes/No</text:span></text:span></text:p>
        <text:p text:style-name="Input_2f_Output"><text:span text:style-name="Absatz-Standardschriftart"><text:span text:style-name="T13">DETAILED_REPORTS On</text:span></text:span></text:p>
        <text:p text:style-name="Text_20_body"><text:span text:style-name="Absatz-Standardschriftart"><text:span text:style-name="T13">When this option is set to “On”, Biofilter will add in more details in the output reports.</text:span></text:span></text:p>
        <text:h text:style-name="Heading_20_3" text:outline-level="3"><text:bookmark text:name="__RefHeading__84_1106887530"/><text:span text:style-name="Absatz-Standardschriftart"><text:span text:style-name="T12">MARKER_INFO_REPORT</text:span></text:span><text:bookmark-end text:name="__RefHeading__84_1106887530"/></text:h>
        <text:p text:style-name="Text_20_body"><text:span text:style-name="Absatz-Standardschriftart"><text:span text:style-name="T12">Syntax: </text:span></text:span><text:span text:style-name="Absatz-Standardschriftart"><text:span text:style-name="T11">MARKER_INFO_REPORT Yes/No</text:span></text:span></text:p>
        <text:p text:style-name="Input_2f_Output"><text:span text:style-name="Absatz-Standardschriftart"><text:span text:style-name="T13">MARKER_INFO_REPORT On</text:span></text:span></text:p>
        <text:p text:style-name="Text_20_body"><text:soft-page-break/><text:span text:style-name="Absatz-Standardschriftart"><text:span text:style-name="T13">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2">SNP_REPORT</text:span></text:span><text:bookmark-end text:name="__RefHeading__181_1106887530"/></text:h>
        <text:p text:style-name="Text_20_body"><text:span text:style-name="Absatz-Standardschriftart"><text:span text:style-name="T12">Syntax: </text:span></text:span><text:span text:style-name="Absatz-Standardschriftart"><text:span text:style-name="T11">SNP_REPORT Yes/No</text:span></text:span></text:p>
        <text:p text:style-name="Input_2f_Output"><text:span text:style-name="Absatz-Standardschriftart"><text:span text:style-name="T13">SNP_REPORT On</text:span></text:span></text:p>
        <text:p text:style-name="Text_20_body"><text:span text:style-name="Absatz-Standardschriftart"><text:span text:style-name="T12">When this option is “On”, Biofilter will produce a report which lists all of the SNPs used by Biofilter along with any genes that contain the given SNP.</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2">SNP_GENE_MAP</text:span></text:span><text:bookmark-end text:name="__RefHeading__108_1106887530"/></text:h>
        <text:p text:style-name="Text_20_body"><text:span text:style-name="Absatz-Standardschriftart"><text:span text:style-name="T12">Syntax: </text:span></text:span><text:span text:style-name="Absatz-Standardschriftart"><text:span text:style-name="T11">SNP_GENE_MAP Yes/No</text:span></text:span></text:p>
        <text:p text:style-name="Input_2f_Output"><text:span text:style-name="Absatz-Standardschriftart"><text:span text:style-name="T13">SNP_GENE_MAP On</text:span></text:span></text:p>
        <text:p text:style-name="Text_20_body"><text:span text:style-name="Absatz-Standardschriftart"><text:span text:style-name="T13">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2">GENE_COVERAGE</text:span></text:span><text:bookmark-end text:name="__RefHeading__110_1106887530"/></text:h>
        <text:p text:style-name="Text_20_body"><text:span text:style-name="Absatz-Standardschriftart"><text:span text:style-name="T12">Syntax: </text:span></text:span><text:span text:style-name="Absatz-Standardschriftart"><text:span text:style-name="T11">GENE_COVERAGE filename|ALL</text:span></text:span></text:p>
        <text:p text:style-name="Input_2f_Output"><text:span text:style-name="Absatz-Standardschriftart"><text:span text:style-name="T13">GENE_COVERAGE gene_list.txt</text:span></text:span></text:p>
        <text:p text:style-name="P33">This option is a filename containing a list of gene aliases to restrict a gene coverage report. <text:s/>If “ALL” is given instead of a file, all genes in the database containing at least one marker will be listed in the gene coverage report.</text:p>
        <text:p text:style-name="P33">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2">GENE_REPORT</text:span></text:span><text:bookmark-end text:name="__RefHeading__144_1106887530"/></text:h>
        <text:p text:style-name="Text_20_body"><text:span text:style-name="Absatz-Standardschriftart"><text:span text:style-name="T12">Syntax: </text:span></text:span><text:span text:style-name="Absatz-Standardschriftart"><text:span text:style-name="T11">GENE_REPORT Yes/No</text:span></text:span></text:p>
        <text:p text:style-name="Input_2f_Output"><text:span text:style-name="Absatz-Standardschriftart"><text:span text:style-name="T13">GENE_REPORT On</text:span></text:span></text:p>
        <text:p text:style-name="Text_20_body"><text:span text:style-name="Absatz-Standardschriftart"><text:span text:style-name="T13">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2">COVERAGE_RS</text:span></text:span><text:bookmark-end text:name="__RefHeading__112_1106887530"/></text:h>
        <text:p text:style-name="Text_20_body"><text:span text:style-name="Absatz-Standardschriftart"><text:span text:style-name="T12">Syntax: </text:span></text:span><text:span text:style-name="Absatz-Standardschriftart"><text:span text:style-name="T11">COVERAGE_RS filename</text:span></text:span></text:p>
        <text:p text:style-name="Input_2f_Output"><text:soft-page-break/><text:span text:style-name="Absatz-Standardschriftart"><text:span text:style-name="T13">COVERAGE_RS rs_ids.txt</text:span></text:span></text:p>
        <text:p text:style-name="P33">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span text:style-name="Absatz-Standardschriftart"><text:span text:style-name="T12">, </text:span></text:span><text:span text:style-name="Absatz-Standardschriftart"><text:span text:style-name="T12"><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2">COVERAGE_MAP</text:span></text:span><text:bookmark-end text:name="__RefHeading__142_1106887530"/></text:h>
        <text:p text:style-name="Text_20_body"><text:span text:style-name="Absatz-Standardschriftart"><text:span text:style-name="T12">Syntax: </text:span></text:span><text:span text:style-name="Absatz-Standardschriftart"><text:span text:style-name="T11">COVERAGE_MAP filename</text:span></text:span></text:p>
        <text:p text:style-name="Input_2f_Output"><text:span text:style-name="Absatz-Standardschriftart"><text:span text:style-name="T13">COVERAGE_MAP map_ids.txt</text:span></text:span></text:p>
        <text:p text:style-name="P33">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span text:style-name="Absatz-Standardschriftart"><text:span text:style-name="T12">, </text:span></text:span><text:span text:style-name="Absatz-Standardschriftart"><text:span text:style-name="T12"><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2">MINIMUM_IMPLICATION_INDEX</text:span></text:span><text:bookmark-end text:name="__RefHeading__80_1106887530"/></text:h>
        <text:p text:style-name="Text_20_body"><text:span text:style-name="Absatz-Standardschriftart"><text:span text:style-name="T12">Syntax: </text:span></text:span><text:span text:style-name="Absatz-Standardschriftart"><text:span text:style-name="T11">MINIMUM_IMPLICATION_INDEX float</text:span></text:span></text:p>
        <text:p text:style-name="Input_2f_Output"><text:span text:style-name="Absatz-Standardschriftart"><text:span text:style-name="T13">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2">MAX_SNP_MODEL_COUNT</text:span></text:span><text:bookmark-end text:name="__RefHeading__82_1106887530"/></text:h>
        <text:p text:style-name="Text_20_body"><text:span text:style-name="Absatz-Standardschriftart"><text:span text:style-name="T12">Syntax: </text:span></text:span><text:span text:style-name="Absatz-Standardschriftart"><text:span text:style-name="T11">MAX_SNP_MODEL_COUNT integer</text:span></text:span></text:p>
        <text:p text:style-name="Input_2f_Output"><text:span text:style-name="Absatz-Standardschriftart"><text:span text:style-name="T13">MAX_SNP_MODEL_COUNT 1500</text:span></text:span></text:p>
        <text:p text:style-name="Text_20_body"><text:span text:style-name="Absatz-Standardschriftart"><text:span text:style-name="T13">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2">EXPORT_SNP_MODELS</text:span></text:span><text:bookmark-end text:name="__RefHeading__231_1106887530"/></text:h>
        <text:p text:style-name="Text_20_body"><text:span text:style-name="Absatz-Standardschriftart"><text:span text:style-name="T12">Syntax: </text:span></text:span><text:span text:style-name="Absatz-Standardschriftart"><text:span text:style-name="T11">EXPORT_SNP_MODELS Yes/No</text:span></text:span></text:p>
        <text:p text:style-name="Input_2f_Output"><text:span text:style-name="Absatz-Standardschriftart"><text:span text:style-name="T12">EXPORT_SNP_MODELS On</text:span></text:span></text:p>
        <text:p text:style-name="Text_20_body"><text:span text:style-name="Absatz-Standardschriftart"><text:span text:style-name="T12">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2"><text:bookmark-ref text:reference-format="text" text:ref-name="__RefHeading__84_1106887530">MARKER_INFO_REPORT</text:bookmark-ref></text:span></text:span><text:span text:style-name="Absatz-Standardschriftart"><text:span text:style-name="T12"> will also be enabled.</text:span></text:span></text:p>
        <text:p text:style-name="Text_20_body"><text:soft-page-break/><text:span text:style-name="Absatz-Standardschriftart"><text:span text:style-name="T12">See also: </text:span></text:span><text:span text:style-name="Absatz-Standardschriftart"><text:span text:style-name="T12"><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2">EXPORT_GENE_MODELS</text:span></text:span><text:bookmark-end text:name="__RefHeading__78_1106887530"/></text:h>
        <text:p text:style-name="Text_20_body"><text:span text:style-name="Absatz-Standardschriftart"><text:span text:style-name="T12">Syntax: </text:span></text:span><text:span text:style-name="Absatz-Standardschriftart"><text:span text:style-name="T11">EXPORT_GENE_MODELS Yes/No</text:span></text:span></text:p>
        <text:p text:style-name="Input_2f_Output"><text:span text:style-name="Absatz-Standardschriftart"><text:span text:style-name="T13">EXPORT_GENE_MODELS On</text:span></text:span></text:p>
        <text:p text:style-name="Text_20_body"><text:span text:style-name="Absatz-Standardschriftart"><text:span text:style-name="T13">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3"><text:bookmark-ref text:reference-format="text" text:ref-name="__RefHeading__144_1106887530">GENE_REPORT</text:bookmark-ref></text:span></text:span><text:span text:style-name="Absatz-Standardschriftart"><text:span text:style-name="T13"> will also be enabl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837_1106887530">Gene/Gene Models</text:bookmark-ref></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7"><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bookmark text:name="__RefHeading__8934_607574221"/><text:span text:style-name="Absatz-Standardschriftart">--report-gene-coverage</text:span><text:bookmark-end text:name="__RefHeading__8934_607574221"/></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platform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oft-page-break/><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text:span><text:soft-page-break/><text:span text:style-name="Absatz-Standardschriftart">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pan text:style-name="Absatz-Standardschriftart">The following example searches for a gene with the alias “BRCA1” or “ABCF”, restricted to aliases found in the Entrez database:</text:span></text:p>
        <text:p text:style-name="Command"><text:span text:style-name="Absatz-Standardschriftart">biofilter config --genes BRCA1,ABCF Entrez</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oft-page-break/><text:span text:style-name="Absatz-Standardschriftart">--ldspline</text:span></text:h>
        <text:p text:style-name="Text_20_body"><text:span text:style-name="Absatz-Standardschriftart"><text:span text:style-name="T15">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text:span text:style-name="Absatz-Standardschriftart"><text:span text:style-name="T13"/></text:span></text:h>
        <text:h text:style-name="P35"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7">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 (exact mirror of the SNP list above):</text:span></text:p>
        <text:p text:style-name="Input_2f_Output"><text:span text:style-name="T1">4 <text:s/>rs10000169 <text:s/>0 <text:s/>77575270</text:span></text:p>
        <text:p text:style-name="Input_2f_Output">4 <text:s/>rs10000185 <text:s/>0 <text:s/>7560658</text:p>
        <text:p text:style-name="Input_2f_Output">4 <text:s/>rs10000201 <text:s/>0 <text:s/>11829395</text:p>
        <text:p text:style-name="Input_2f_Output"><text:soft-page-break/>13 rs1000022 <text:s text:c="2"/>0 <text:s/>99259220</text:p>
        <text:p text:style-name="Input_2f_Output">4 <text:s/>rs10000226 <text:s/>0 <text:s/>87957991</text:p>
        <text:p text:style-name="Input_2f_Output">6 <text:s/>rs1000025 <text:s text:c="2"/>0 <text:s/>134127012</text:p>
        <text:p text:style-name="Input_2f_Output">4 <text:s/>rs10000255 <text:s/>0 <text:s/>162644668</text:p>
        <text:p text:style-name="Input_2f_Output"><text:span text:style-name="T1">4 <text:s/>rs10000266 <text:s/>0 <text:s/>40399629</text:span></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9"> <text:s/>The file must follow the following format, which will be explained below:</text:span></text:p>
        <text:p text:style-name="P47">[Source Name] [Source Type] [Source Description]</text:p>
        <text:p text:style-name="P47">GROUP [Name] [Description]</text:p>
        <text:p text:style-name="P47">([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0">“Source Name”</text:span><text:span text:style-name="T9">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9">The </text:span><text:span text:style-name="T10">“Source Type”</text:span><text:span text:style-name="T9"> defines the type of information contained within this custom collection of groups. <text:s/>This value must be a string taking one of the following values:</text:span></text:p>
        <text:list xml:id="list1918734793" text:style-name="L1">
          <text:list-item>
            <text:p text:style-name="P11">DISEASE_INDEPENDENT<text:line-break/><text:span text:style-name="T9">This option is for a collection of groups that is not related to any particular disease.</text:span></text:p>
          </text:list-item>
          <text:list-item>
            <text:p text:style-name="P11">DISEASE_DEPENDENT<text:line-break/><text:span text:style-name="T9">This option is for a collection of groups that is related to a particular disease of interest.</text:span></text:p>
          </text:list-item>
          <text:list-item>
            <text:p text:style-name="P11">GENE_COLLECTION<text:line-break/><text:span text:style-name="T18">The purpose of this option is currently unknown.</text:span></text:p>
          </text:list-item>
          <text:list-item>
            <text:p text:style-name="P11"><text:soft-page-break/>SNP_COLLECTION<text:line-break/><text:span text:style-name="T18">The purpose of this option is currently unknown.</text:span></text:p>
          </text:list-item>
        </text:list>
        <text:p text:style-name="Text_20_body">The <text:span text:style-name="T10">“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0">“Name”</text:span><text:span text:style-name="T9"> must be a string with no spaces, and it must be unique from any other group name defined within the current custom group file. <text:s/>This name can be used to identify the current group as a child of another group.</text:span></text:p>
        <text:p text:style-name="Text_20_body"><text:span text:style-name="T9">The </text:span><text:span text:style-name="T10">“Description”</text:span><text:span text:style-name="T9"> is an optional string used to describe the group.</text:span></text:p>
        <text:h text:style-name="Heading_20_4" text:outline-level="4">CHILDREN [group] [group]+</text:h>
        <text:p text:style-name="Text_20_body"><text:span text:style-name="T9">This line defines associations between groups within the custom group collection. <text:s/>The first group given is considered the parent, and all subsequent groups are the children. <text:s/>Note that there must be at least two groups given in this line.</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37" text:outline-level="1"><text:bookmark text:name="__RefHeading__4075_607574221"/>Model Production<text:bookmark-end text:name="__RefHeading__4075_607574221"/></text:h>
        <text:h text:style-name="P40" text:outline-level="2">Overview</text:h>
        <text:p text:style-name="P8">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8">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8">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8">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8">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36" text:outline-level="1">Output Files</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in the manual,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0">marker-info.map</text:span></text:p>
        <text:p text:style-name="Text_20_body"><text:span text:style-name="T9">This file gives the list of all SNPs used in the generation of models in Biofilter. <text:s/>When generating SNP/SNP models, this file will always be produced, regardless of the </text:span><text:span text:style-name="T9"><text:bookmark-ref text:reference-format="text" text:ref-name="__RefHeading__84_1106887530">MARKER_INFO_REPORT</text:bookmark-ref></text:span><text:span text:style-name="T9"> configuration setting. <text:s/>The file is a tab-delimited text file with the following columns:</text:span></text:p>
        <text:list xml:id="list1368099755" text:style-name="L3">
          <text:list-item>
            <text:p text:style-name="P13">ID<text:line-break/><text:span text:style-name="T9">This column lists the unique identifier for the given marker. <text:s/>Typically, this is an RSID, but if using </text:span><text:span text:style-name="T9"><text:bookmark-ref text:reference-format="text" text:ref-name="__RefHeading__229_1106887530">MAP_SOURCE</text:bookmark-ref></text:span><text:span text:style-name="T9">, this is the ID given in the input file.</text:span></text:p>
          </text:list-item>
          <text:list-item>
            <text:p text:style-name="P13">Chrom<text:line-break/><text:span text:style-name="T9">The chromosome of the marker.</text:span></text:p>
          </text:list-item>
          <text:list-item>
            <text:p text:style-name="P13">Pos<text:line-break/><text:span text:style-name="T9">The base pair location of the marker.</text:span></text:p>
          </text:list-item>
          <text:list-item>
            <text:p text:style-name="P13">Index<text:span text:style-name="T9"><text:line-break/>This column lists the internal index of the marker. <text:s/>This is used in the SNP/SNP model report, as seen in the </text:span><text:span text:style-name="T9"><text:bookmark-ref text:reference-format="text" text:ref-name="__RefHeading__2835_1106887530">SNP/SNP Models</text:bookmark-ref></text:span><text:span text:style-name="T9"> section.</text:span></text:p>
          </text:list-item>
          <text:list-item>
            <text:p text:style-name="P23">Role<text:span text:style-name="T22"> </text:span><text:span text:style-name="T23">(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0">gene-report.csv</text:span></text:p>
        <text:p text:style-name="P32">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1819936180" text:style-name="L8">
          <text:list-item>
            <text:p text:style-name="P18">Gene Name<text:line-break/><text:span text:style-name="T9">The first column holds the canonical name of the gene.</text:span></text:p>
          </text:list-item>
          <text:list-item>
            <text:p text:style-name="P18">Chrom<text:line-break/>T<text:span text:style-name="T9">he second column lists the chromosome that the gene can be found on.</text:span></text:p>
          </text:list-item>
          <text:list-item>
            <text:p text:style-name="P18">Eff. Start, Eff. Stop<text:line-break/><text:span text:style-name="T9">Columns 3 and 4 list the population-specific base pair boundaries of the gene being looked at.</text:span></text:p>
          </text:list-item>
          <text:list-item>
            <text:p text:style-name="P18">True Start, True Stop<text:line-break/><text:span text:style-name="T9">Columns 5 and 6 list the canonical (NO-LD population) base pair boundaries of the gene.</text:span></text:p>
          </text:list-item>
          <text:list-item>
            <text:p text:style-name="P18">Alias List<text:line-break/><text:span text:style-name="T9">Column 7 lists all available aliases of the gene, separated by a colon (:). <text:s/>Note that ambiguous aliases are listed in this list.</text:span></text:p>
          </text:list-item>
          <text:list-item>
            <text:p text:style-name="P24">SNPs<text:span text:style-name="T23">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9">Gene Name,<text:tab/>Chrom,<text:tab/>Eff. Start,<text:tab/>Eff. Stop,<text:tab/>True Start,<text:tab/>True Stop,<text:tab/>Alias List</text:p>
        <text:p text:style-name="P49">G1,<text:tab/>1 ,<text:tab/>5,<text:tab/>15,<text:tab/>5,<text:tab/>15,<text:tab/>G1:R1</text:p>
        <text:p text:style-name="P49">G2,<text:tab/>1 ,<text:tab/>25,<text:tab/>35,<text:tab/>25,<text:tab/>35,<text:tab/>G2:G23:R2</text:p>
        <text:p text:style-name="P49">G3,<text:tab/>1 ,<text:tab/>45,<text:tab/>55,<text:tab/>45,<text:tab/>55,<text:tab/>G23:G3:R3</text:p>
        <text:p text:style-name="P49">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0">snp-report.csv</text:span></text:p>
        <text:p text:style-name="P30">This file is a comma-separated text file that lists the relationships between markers and genes that Biofilter finds in the LOKI database. <text:s/>The file has the following columns:</text:p>
        <text:list xml:id="list1334972711" text:style-name="L4">
          <text:list-item>
            <text:p text:style-name="P14">Chrom<text:line-break/><text:span text:style-name="T9">The chromosome of the marker.</text:span></text:p>
          </text:list-item>
          <text:list-item>
            <text:p text:style-name="P14">RSID<text:line-break/><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14">Gene Name<text:line-break/><text:span text:style-name="T9">A colon-separated list of all of the canonical names of the genes that contain the given marker.</text:span></text:p>
          </text:list-item>
          <text:list-item>
            <text:p text:style-name="P14">(Other Gene Name...)<text:line-break/><text:span text:style-name="T18">Unknown column</text:span></text:p>
          </text:list-item>
        </text:list>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text:soft-page-break/>SNP/Gene Relationship Report<text:bookmark-end text:name="__RefHeading__2524_1106887530"/></text:h>
        <text:p text:style-name="Text_20_body">Suffix: <text:span text:style-name="T10">snp-gene-map.csv</text:span></text:p>
        <text:p text:style-name="P30">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267696411" text:style-name="L5">
          <text:list-item>
            <text:p text:style-name="P15">Chrom<text:line-break/><text:span text:style-name="T9">The cromosome of the marker.</text:span></text:p>
          </text:list-item>
          <text:list-item>
            <text:p text:style-name="P22"><text:span text:style-name="T10">RSID<text:line-break/></text:span><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15">Gene Name<text:line-break/><text:span text:style-name="T9">The name of the gene containing the marker. <text:s/>Note that if a given marker is in multiple genes, each SNP/gene combination will be on a separate line, as the location within the gene may be different for each SNP/gene pair.</text:span></text:p>
          </text:list-item>
          <text:list-item>
            <text:p text:style-name="P15">Location w/in Gene<text:line-break/><text:span text:style-name="T9">This describes the location of the marker within the associated gene. <text:s/>This value can take one of the following values:</text:span></text:p>
            <text:list>
              <text:list-item>
                <text:p text:style-name="P15">Interior<text:line-break/><text:span text:style-name="T9">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15">Flanking<text:line-break/><text:span text:style-name="T9">The SNP is located outside the canonical boundaries of the gene, but inside the population specific boundaries.</text:span></text:p>
              </text:list-item>
              <text:list-item>
                <text:p text:style-name="P15">Exterior<text:line-break/><text:span text:style-name="T9">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30">Suffix: <text:span text:style-name="T10">model-archive.gene-gene</text:span></text:p>
        <text:p text:style-name="P30">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30">The columns of the file are:</text:p>
        <text:list xml:id="list1282851921" text:style-name="L2">
          <text:list-item>
            <text:p text:style-name="P12">Gene 1, Gene 2<text:span text:style-name="T9"><text:line-break/>The first two columns are the internal indices of the genes for the given model. <text:s/>The indices can be converted to actual genes through the use of the </text:span><text:span text:style-name="T9"><text:bookmark-ref text:reference-format="text" text:ref-name="__RefHeading__2600_1106887530">Gene Definition</text:bookmark-ref></text:span><text:span text:style-name="T9"> report.</text:span></text:p>
          </text:list-item>
          <text:list-item>
            <text:p text:style-name="P12">Implication Index<text:line-break/><text:span text:style-name="T9">The third column lists the implication index of the model. <text:s/>See the </text:span><text:span text:style-name="T9"><text:bookmark-ref text:reference-format="text" text:ref-name="__RefHeading__4075_607574221">Model Production</text:bookmark-ref></text:span><text:span text:style-name="T9"> section for details on how the implication index is calculated.</text:span></text:p>
          </text:list-item>
        </text:list>
        <text:p text:style-name="Text_20_body"><text:span text:style-name="T9">Example file:</text:span></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0">model-archive.genes</text:span></text:p>
        <text:p text:style-name="P30">This report is a tab-delimited text file containing the list of genes used in model production by Biofilter. <text:s/>This list will contain all genes that contain at least one SNP from the input data source, and the columns are as follows:</text:p>
        <text:list xml:id="list680341791" text:style-name="L6">
          <text:list-item>
            <text:p text:style-name="P16">Gene Idx<text:line-break/><text:span text:style-name="T9">Column 1 lists the gene index used in the Gene/Gene models. <text:s/>This is the internal index used by Biofilter, and this file gives the conversion from gene index to actual gene.</text:span></text:p>
          </text:list-item>
          <text:list-item>
            <text:p text:style-name="P16">Name<text:line-break/><text:span text:style-name="T9">The canonical name of the gene</text:span></text:p>
          </text:list-item>
          <text:list-item>
            <text:p text:style-name="P16">True Begin, True End<text:line-break/><text:span text:style-name="T9">Columns 3 and 4 list the canonical (NO-LD) boundaries of the gene, in base pair locations.</text:span></text:p>
          </text:list-item>
          <text:list-item>
            <text:p text:style-name="P16">Eff. Begin, Eff. End<text:line-break/><text:span text:style-name="T9">Columns 5 and 6 list the population specific boundaries of the gene. <text:s/>When using the NO-LD population, these columns should be identical to columns 3 and 4.</text:span></text:p>
          </text:list-item>
          <text:list-item>
            <text:p text:style-name="P16">Groups<text:line-break/><text:span text:style-name="T9">This column lists all of the groups that this gene has been found in. <text:s/>The groups are separated by category, with a pipe (|) separating each category. <text:s/>For a list of available categories, see the </text:span><text:span text:style-name="T9"><text:bookmark-ref text:reference-format="text" text:ref-name="__RefHeading__60_1106887530">Custom Groups</text:bookmark-ref></text:span><text:span text:style-name="T9"> section. <text:s/>Within each category, the index of the containing groups are separated by an exclamation mark (!). <text:s/>This column allows the user to verify the generation of the models.</text:span></text:p>
          </text:list-item>
          <text:list-item>
            <text:p text:style-name="P16">Aliases<text:line-break/><text:span text:style-name="T9">Column 8 lists all of the aliases available for the gene, separated by a pipe (|). <text:s/>This list even includes potentially ambiguous aliases for this gene.</text:span></text:p>
          </text:list-item>
          <text:list-item>
            <text:p text:style-name="P16">SNPs<text:line-break/><text:span text:style-name="T9">Column 9 lists the inexes of the SNPs included in this gene, separated by a pipe (|). <text:s/>See </text:span><text:span text:style-name="T9"><text:bookmark-ref text:reference-format="text" text:ref-name="__RefHeading__2450_1106887530">Marker Info Report</text:bookmark-ref></text:span><text:span text:style-name="T9"> for details on converting a SNP index to an RSID.</text:span></text:p>
          </text:list-item>
        </text:list>
        <text:p text:style-name="P51"><text:soft-page-break/>Gene Idx<text:tab/>Name<text:tab/>True Begin<text:tab/>True End<text:tab/>Eff. Begin<text:tab/>Eff. End<text:tab/>Groups<text:tab/>Aliases<text:tab/>SNPs</text:p>
        <text:p text:style-name="P51">0<text:tab/>G1<text:tab/>5<text:tab/>15<text:tab/>5<text:tab/>15<text:tab/>1!2|||<text:tab/>G1|R1<text:tab/>0|1</text:p>
        <text:p text:style-name="P51">1<text:tab/>G2<text:tab/>25<text:tab/>35<text:tab/>25<text:tab/>35<text:tab/>1!2|||<text:tab/>G2|G23|R2<text:tab/>3</text:p>
        <text:p text:style-name="P51">2<text:tab/>G3<text:tab/>45<text:tab/>55<text:tab/>45<text:tab/>55<text:tab/>2|||<text:tab/>G23|G3|R3<text:tab/>4</text:p>
        <text:p text:style-name="P51">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0">model-archive.snp-snp</text:span></text:p>
        <text:p text:style-name="P30">This file is a tab-delimited listing of all of the SNP/SNP models generated by Biofilter. <text:s/>The models are organized by implication index, and the file has the following columns:</text:p>
        <text:list xml:id="list249111231" text:style-name="L7">
          <text:list-item>
            <text:p text:style-name="P17">SNP 1, SNP 2<text:line-break/><text:span text:style-name="T9">The first two columns list the SNP indices of the SNPs in the given model. <text:s/>See </text:span><text:span text:style-name="T9"><text:bookmark-ref text:reference-format="text" text:ref-name="__RefHeading__2450_1106887530">Marker Info Report</text:bookmark-ref></text:span><text:span text:style-name="T9"> for information on converting the SNP index to an RSID.</text:span></text:p>
          </text:list-item>
          <text:list-item>
            <text:p text:style-name="P17">Implication Index<text:line-break/><text:span text:style-name="T9">This is the implication index of the model, which is a proxy for the strength of the model. <text:s/>See </text:span><text:span text:style-name="T9"><text:bookmark-ref text:reference-format="text" text:ref-name="__RefHeading__4075_607574221">Model Production</text:bookmark-ref></text:span><text:span text:style-name="T9">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0">gene-coverage.csv</text:span></text:p>
        <text:p text:style-name="P30">This file is a comma-delimited report produced by the <text:bookmark-ref text:reference-format="text" text:ref-name="__RefHeading__8934_607574221">--report-gene-coverage</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329403341" text:style-name="L9">
          <text:list-item>
            <text:p text:style-name="P19">Gene<text:span text:style-name="T9"><text:line-break/>The first column of the file gives the canonical name of the gene.</text:span></text:p>
          </text:list-item>
          <text:list-item>
            <text:p text:style-name="P19">Total<text:line-break/><text:span text:style-name="T9">The second column gives the total number of markers contained in all files that were given. <text:s/>Each gene should have at least one marker associated with it in this file.</text:span></text:p>
          </text:list-item>
          <text:list-item>
            <text:p text:style-name="P25">All SNPs<text:span text:style-name="T23">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25"><text:span text:style-name="T22">&lt;filename&gt;<text:line-break/></text:span><text:span text:style-name="T23">This column lists the total number of markers from the file associated with a gene. <text:s/>This column is repeated for each input platform given.</text:span></text:p>
          </text:list-item>
          <text:list-item>
            <text:p text:style-name="P26"><text:span text:style-name="T21">&lt;filename&gt; SNPs</text:span><text:span text:style-name="T23"> (Detailed Report only)<text:line-break/>This column gives the list of the SNP IDs from the file that are associated with the given gene. <text:s/>The list of IDs is separated by a colon (:).</text:span></text:p>
          </text:list-item>
        </text:list>
        <text:p text:style-name="Input_2f_Output"><text:soft-page-break/>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Missing SNPs</text:h>
        <text:p text:style-name="Text_20_body">Suffix: <text:span text:style-name="T10">missing-snps.txt</text:span></text:p>
        <text:p text:style-name="Text_20_body"><text:span text:style-name="T9">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9"><text:bookmark-ref text:reference-format="text" text:ref-name="__RefHeading__225_1106887530">RS_SOURCE</text:bookmark-ref></text:span><text:span text:style-name="T9">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1521573057" text:style-name="L10">
          <text:list-item>
            <text:p text:style-name="P21">ID<text:line-break/>T<text:span text:style-name="T9">he first column is the internal ID of the group. <text:s/>This ID can be found in the </text:span><text:span text:style-name="T9"><text:bookmark-ref text:reference-format="text" text:ref-name="__RefHeading__2600_1106887530">Gene Definition</text:bookmark-ref></text:span><text:span text:style-name="T9"> report when generating gene/gene models.</text:span></text:p>
          </text:list-item>
          <text:list-item>
            <text:p text:style-name="P21">Name<text:line-break/><text:span text:style-name="T9">The second column lists the name of the group, as given by the originating data source.</text:span></text:p>
          </text:list-item>
          <text:list-item>
            <text:p text:style-name="P21">Description<text:line-break/><text:span text:style-name="T9">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56">ID<text:tab/>Name<text:tab/>Description</text:p>
        <text:p text:style-name="P56">89555<text:tab/>PF08744<text:tab/>NOZZLE is a transcription factor that (...)</text:p>
        <text:p text:style-name="P56">94454<text:tab/>PF13807<text:tab/>This domain is found between two (...)</text:p>
        <text:h text:style-name="Heading_20_2" text:outline-level="2"><text:bookmark text:name="__RefHeading__11338_607574221"/>Gene List<text:bookmark-end text:name="__RefHeading__11338_607574221"/></text:h>
        <text:p text:style-name="Text_20_body">Suffix: (output to screen – use redirection)</text:p>
        <text:p text:style-name="Text_20_body"><text:soft-page-break/>This report, produced with the “--genes” command line option, lists all of the available genes in the LOKI database that meet the search criteria. <text:s/>The output is tab-delimited text with the following columns:</text:p>
        <text:list xml:id="list258025541" text:style-name="L11">
          <text:list-item>
            <text:p text:style-name="P20">Name<text:line-break/><text:span text:style-name="T9">The first column lists the canonical name of the gene.</text:span></text:p>
          </text:list-item>
          <text:list-item>
            <text:p text:style-name="P20">Alias<text:line-break/><text:span text:style-name="T9">The second column lists an alias for this gene. <text:s/>Note that each line will have only a single gene/alias pair, so it is possible for a gene to appear on multiple lines.</text:span></text:p>
          </text:list-item>
          <text:list-item>
            <text:p text:style-name="P20">Chrom<text:line-break/><text:span text:style-name="T9">Column 3 lists the chromosome on which the gene is located.</text:span></text:p>
          </text:list-item>
          <text:list-item>
            <text:p text:style-name="P20">Start, End<text:line-break/><text:span text:style-name="T9">Columns 4 and 5 list the start and ending base pair location of the gene, respectively. <text:s/>Note that this start and stop position are for the given population, if available.</text:span></text:p>
          </text:list-item>
          <text:list-item>
            <text:p text:style-name="P20">Description<text:line-break/><text:span text:style-name="T9">Column 6 gives a description of the gene, as found in the LOKI database.</text:span></text:p>
          </text:list-item>
          <text:list-item>
            <text:p text:style-name="P20">Alias Type<text:line-break/><text:span text:style-name="T9">The final column lists the type of alias for the gene, which corresponds to the source of the information. <text:s/>As of Biofilter 1.1, the following alias types are available:</text:span></text:p>
            <text:list>
              <text:list-item>
                <text:p text:style-name="P27">Ensembl</text:p>
              </text:list-item>
              <text:list-item>
                <text:p text:style-name="P27">Protein Accession ID</text:p>
              </text:list-item>
              <text:list-item>
                <text:p text:style-name="P27">mRNA Accession ID</text:p>
              </text:list-item>
              <text:list-item>
                <text:p text:style-name="P27">Entrez ID</text:p>
              </text:list-item>
              <text:list-item>
                <text:p text:style-name="P27">Entrez Gene</text:p>
              </text:list-item>
              <text:list-item>
                <text:p text:style-name="P27">Uniprot</text:p>
              </text:list-item>
              <text:list-item>
                <text:p text:style-name="P27">Uniprot/SWISSPROT</text:p>
              </text:list-item>
            </text:list>
          </text:list-item>
        </text:list>
        <text:p text:style-name="Text_20_body">An example of the output is given below. <text:s/>For space considerations, the description of the gene is often truncated.</text:p>
        <text:p text:style-name="P48">Name<text:tab/>Alias<text:tab/>Chrom<text:tab/>S<text:span text:style-name="T24">tart<text:tab/>End<text:tab/>Description<text:tab/>Alias Type</text:span></text:p>
        <text:p text:style-name="P50">ABCF1<text:tab/>ABCF1<text:tab/>6<text:tab/>30539169<text:tab/>30559308<text:tab/>ATP-binding (...)<text:tab/>Entrez Gene</text:p>
        <text:p text:style-name="P50">BRCA1<text:tab/>BRCA1<text:tab/>17<text:tab/>41196311<text:tab/>41277499<text:tab/>breast cancer (...)<text:tab/>Entrez Gene</text:p>
        <text:p text:style-name="P50">ABCF2<text:tab/>ABCF2<text:tab/>7<text:tab/>150904922<text:tab/>150924316<text:tab/>ATP-binding (...)<text:tab/>Entrez Gene</text:p>
        <text:p text:style-name="P50">BRCA1P1<text:tab/>BRCA1P1<text:tab/>17<text:tab/>41320086<text:tab/>41321970<text:tab/>BRCA1 pseudogene 1<text:tab/>Entrez Gene</text:p>
        <text:p text:style-name="P50">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P31"><text:soft-page-break/>WARNING:<text:span text:style-name="T9"> This feature has not been well tested, and may cause compatibility issues among different machines. <text:s/>If the only issue is long-term storage space, you may be able to compress the text output sufficiently to avert the problem.r u ready to head out?</text:span></text:p>
        <text:h text:style-name="P37" text:outline-level="1">Reports</text:h>
        <text:h text:style-name="P40" text:outline-level="2">Model Summary Report</text:h>
        <text:p text:style-name="P8">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P52">&lt;Put Example Here&gt;</text:p>
        <text:h text:style-name="P40" text:outline-level="2">Associations List</text:h>
        <text:p text:style-name="Text_20_body"><text:span text:style-name="Absatz-Standardschriftart"><text:span text:style-name="T15">Suffixed by “associations.txt” or “associtions.html”, association reports provide the user with a hierarchical represen-tation of groups in their search. Only groups that have been loaded using INCLUDE_GROUPS (or all, if no groups were provided) will appear.</text:span></text:span></text:p>
        <text:p text:style-name="Text_20_body"><text:span text:style-name="Absatz-Standardschriftart"><text:span text:style-name="T15">A sample command that would generate this file is:</text:span></text:span></text:p>
        <text:p text:style-name="P58">biofilter sample.config –list-associations</text:p>
        <text:p text:style-name="P8">Which could result in the output:</text:p>
        <text:p text:style-name="P53">Associations (Gene Ontonology):</text:p>
        <text:p text:style-name="P53"><text:tab/>GO:0048154(1)</text:p>
        <text:p text:style-name="P53"><text:tab/><text:tab/>S100B ( rs2839357 rs2839362 )</text:p>
        <text:p text:style-name="P53"><text:tab/>GO:0048155(1)</text:p>
        <text:p text:style-name="P53"><text:tab/><text:tab/>ATP2A2 ( rs3026445 rs3026457 rs1860561 )<text:tab/>GO:0048156(1)</text:p>
        <text:p text:style-name="P53"><text:tab/><text:tab/>S100B ( rs2839357 rs2839362 <text:s/>)</text:p>
        <text:p text:style-name="P53"><text:tab/>GO:0042982(2)</text:p>
        <text:p text:style-name="P53"><text:tab/><text:tab/>GO:0042987(4)</text:p>
        <text:p text:style-name="P53"><text:tab/><text:tab/><text:tab/>ABCG1 ( rs4148083 rs4148084 rs4148085 rs9975740</text:p>
        <text:p text:style-name="P53"><text:tab/><text:tab/><text:tab/><text:tab/>rs4148087 rs1117640 rs4148088 rs4148089 rs4148090</text:p>
        <text:p text:style-name="P53"><text:tab/><text:tab/><text:tab/><text:tab/>... )</text:p>
        <text:p text:style-name="P53"><text:tab/><text:tab/><text:tab/>PSEN1 ( rs214273 rs8006497 rs362350 rs214260</text:p>
        <text:p text:style-name="P53"><text:tab/><text:tab/><text:tab/><text:tab/>rs165933 rs362377 <text:s/>)</text:p>
        <text:p text:style-name="P53"><text:tab/><text:tab/><text:tab/>ENSG00000162736 ( rs10494342 rs16831846 rs12239946</text:p>
        <text:p text:style-name="P53"><text:tab/><text:tab/><text:tab/><text:tab/>rs6664438 rs6677637 )</text:p>
        <text:p text:style-name="P53"><text:tab/><text:tab/><text:tab/>ENSG00000143801 ( rs2073489 rs1295640 )</text:p>
        <text:p text:style-name="P53"><text:tab/><text:tab/>ENSG00000167755 ( rs1654537 <text:s/>)</text:p>
        <text:p text:style-name="P53"/>
        <text:p text:style-name="P55">(truncated)</text:p>
        <text:p text:style-name="P55"/>
        <text:p text:style-name="P53">Associations (KEGG):</text:p>
        <text:p text:style-name="P53"><text:tab/>KEGG-05010(127)</text:p>
        <text:p text:style-name="P53"><text:tab/><text:tab/>ENSG00000015475 ( rs181390 rs181396 rs181402 rs181405</text:p>
        <text:p text:style-name="P53"><text:tab/><text:tab/><text:tab/>rs9604787 rs181408 rs181417 rs5746474 rs5747351</text:p>
        <text:p text:style-name="P53"><text:tab/><text:tab/><text:tab/>rs9605401 rs738095 )</text:p>
        <text:p text:style-name="P53"><text:tab/><text:tab/>ATP2A2 ( rs3026445 rs3026457 rs1860561 <text:s/>)</text:p>
        <text:p text:style-name="P53"><text:soft-page-break/><text:tab/><text:tab/>PSEN1 ( rs214273 rs8006497 rs362350 rs214260 rs165933</text:p>
        <text:p text:style-name="P53"><text:tab/><text:tab/><text:tab/>rs362377 <text:s/>)</text:p>
        <text:p text:style-name="P53"><text:tab/><text:tab/>NCSTN ( rs10494342 rs16831846 rs12239946 rs6664438</text:p>
        <text:p text:style-name="P53"><text:tab/><text:tab/><text:tab/>rs6677637 )</text:p>
        <text:p text:style-name="P53"><text:tab/><text:tab/>PSEN2 ( rs2073489 rs1295640 )</text:p>
        <text:p text:style-name="P53"><text:tab/><text:tab/>BACE1 ( rs7083 rs522843 rs687740 rs473210 rs551662</text:p>
        <text:p text:style-name="P53"><text:tab/><text:tab/><text:tab/>rs676134 <text:s/>)</text:p>
        <text:p text:style-name="P53"><text:tab/><text:tab/>ENSG00000132906 ( rs6685648 rs2020902 rs4646018</text:p>
        <text:p text:style-name="P53"><text:tab/><text:tab/><text:tab/>rs2042370 rs1862710 rs4645989 rs1052571 <text:s/>)</text:p>
        <text:p text:style-name="P53"><text:tab/><text:tab/>NDUFV2 ( rs4148964 rs11081459 rs4148965 rs1039825</text:p>
        <text:p text:style-name="P53"><text:tab/><text:tab/><text:tab/>rs1472944 rs977581 rs874250 rs4148966 rs4148967</text:p>
        <text:p text:style-name="P53"><text:tab/><text:tab/><text:tab/>rs4148968 rs12966444 <text:s/>)</text:p>
        <text:p text:style-name="P53"/>
        <text:p text:style-name="P55">(truncated)</text:p>
        <text:p text:style-name="P55"/>
        <text:p text:style-name="P52">Associations (NetPath):</text:p>
        <text:p text:style-name="P52">Associations (pfam):</text:p>
        <text:p text:style-name="P52">Associations (Reactome):</text:p>
        <text:p text:style-name="Text_20_body"><text:span text:style-name="Absatz-Standardschriftart"><text:span text:style-name="T15">Each relationship is nested with tabs on separate lines. In the example above, GO:0042987 has some child relationship to GO:0042982. The numbers beside a group ID indicate the number of genes associated with the group.</text:span></text:span></text:p>
        <text:p text:style-name="Text_20_body"><text:span text:style-name="Absatz-Standardschriftart"><text:span text:style-name="T15">An optional setting, </text:span></text:span><text:span text:style-name="Absatz-Standardschriftart"><text:span text:style-name="T19">COLLAPSE_ASSOCIATION_REPORT</text:span></text:span><text:span text:style-name="Absatz-Standardschriftart"><text:span text:style-name="T15">, can be set to true to collapse groups where models would be generated. This allows the user to see more clearly which genes will be combined to produce models.</text:span></text:span></text:p>
        <text:h text:style-name="P40" text:outline-level="2"><text:bookmark-start text:name="page26"/>Disease Dependent Contents Report<text:bookmark-end text:name="page26"/></text:h>
        <text:p text:style-name="P8">Suffixed with dd-contents, this report is produced when the user includes disease dependent information. This report is provided to allow the user to verify that the genes being used are the same as the genes were intended.</text:p>
        <text:p text:style-name="P52">&lt;Put Example Here&gt;</text:p>
        <text:h text:style-name="P40" text:outline-level="2">SNP Cleanup Report</text:h>
        <text:p text:style-name="P8">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P8">This file is a tab separated file listing first the SNPs that were removed due to having been deleted at NCBI followed by the mapping details for those that have been merged.</text:p>
        <text:p text:style-name="P52">4 Expired SNPs Encountered:</text:p>
        <text:p text:style-name="P52"><text:tab/>45469397</text:p>
        <text:p text:style-name="P52"><text:tab/>rs45552437</text:p>
        <text:p text:style-name="P52"><text:tab/>rs45616434</text:p>
        <text:p text:style-name="P52"><text:tab/>rs45628831</text:p>
        <text:p text:style-name="P52">504 rs IDs were updated</text:p>
        <text:p text:style-name="P52"><text:soft-page-break/><text:tab/>Original ID<text:tab/>New ID</text:p>
        <text:p text:style-name="P52"><text:tab/>rs41429248<text:tab/>rs2305130</text:p>
        <text:p text:style-name="P52"><text:tab/>rs41480744<text:tab/>rs17145687</text:p>
        <text:p text:style-name="P52"><text:tab/>rs12782608<text:tab/>rs9422653</text:p>
        <text:p text:style-name="P52"><text:tab/>rs41396045<text:tab/>rs36130286</text:p>
        <text:p text:style-name="P52"><text:tab/>rs41495349<text:tab/>rs16865746</text:p>
        <text:p text:style-name="P52"><text:tab/>rs4365706<text:tab/><text:tab/>rs4026962</text:p>
        <text:p text:style-name="P52"><text:tab/>rs11242845<text:tab/>rs9501985</text:p>
        <text:p text:style-name="P52"><text:tab/>rs41503946<text:tab/>rs11077998</text:p>
        <text:p text:style-name="P52"><text:tab/>rs4446752<text:tab/><text:tab/>rs2314691</text:p>
        <text:p text:style-name="P52"/>
        <text:p text:style-name="P54">(truncated)</text:p>
        <text:p text:style-name="P9"><text:bookmark-start text:name="page33"/><text:bookmark-end text:name="page33"/><text:span text:style-name="Absatz-Standardschriftart"><text:span text:style-name="T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99H25M45S</meta:editing-duration>
    <meta:generator>OpenOffice.org/3.2$Unix OpenOffice.org_project/320m19$Build-9505</meta:generator>
    <dc:date>2012-04-12T17:41:28</dc:date>
    <dc:creator>John Wallace</dc:creator>
    <meta:editing-cycles>36</meta:editing-cycles>
    <meta:document-statistic meta:table-count="1" meta:image-count="0" meta:object-count="0" meta:page-count="35" meta:paragraph-count="729" meta:word-count="8950" meta:character-count="55058"/>
  </office:meta>
</office:document-meta>
</file>